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automatic-styles>
    <style:style style:name="P1" style:parent-style-name="Normale" style:master-page-name="MP0" style:family="paragraph">
      <style:paragraph-properties fo:break-before="page" fo:text-align="center"/>
      <style:text-properties fo:font-weight="bold" style:font-weight-asian="bold" style:font-weight-complex="bold" fo:font-size="18pt" style:font-size-asian="18pt" style:font-size-complex="18pt"/>
    </style:style>
    <style:style style:name="P2" style:parent-style-name="Normale" style:family="paragraph">
      <style:paragraph-properties fo:text-align="center"/>
    </style:style>
    <style:style style:name="P3" style:parent-style-name="Normale" style:family="paragraph">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style:style>
    <style:style style:name="P5" style:parent-style-name="Normale" style:family="paragraph">
      <style:paragraph-properties fo:text-align="justify"/>
    </style:style>
    <style:style style:name="T6" style:parent-style-name="Car.predefinitoparagrafo" style:family="text">
      <style:text-properties fo:font-weight="bold" style:font-weight-asian="bold" style:font-weight-complex="bold" fo:font-size="14pt" style:font-size-asian="14pt" style:font-size-complex="14pt"/>
    </style:style>
    <style:style style:name="P7" style:parent-style-name="Normale" style:family="paragraph">
      <style:paragraph-properties fo:text-align="justify"/>
    </style:style>
    <style:style style:name="P8" style:parent-style-name="Normale" style:family="paragraph">
      <style:paragraph-properties fo:text-align="justify"/>
    </style:style>
    <style:style style:name="P9" style:parent-style-name="Normale" style:family="paragraph">
      <style:paragraph-properties fo:text-align="justify"/>
    </style:style>
    <style:style style:name="P10" style:parent-style-name="Normale" style:family="paragraph">
      <style:paragraph-properties fo:text-align="justify" fo:margin-top="0.0694in" fo:margin-bottom="0.0694in" fo:line-height="100%">
        <style:tab-stops>
          <style:tab-stop style:type="left" style:position="4.7361in"/>
        </style:tab-stops>
      </style:paragraph-properties>
      <style:text-properties style:font-name-asian="Times New Roman" fo:font-weight="bold" style:font-weight-asian="bold" style:font-weight-complex="bold" style:letter-kerning="false" style:language-asian="it" style:country-asian="IT" fo:hyphenate="true"/>
    </style:style>
    <style:style style:name="P11" style:parent-style-name="Normale" style:family="paragraph">
      <style:paragraph-properties fo:text-align="justify" fo:margin-top="0.0694in" fo:margin-bottom="0.0694in" fo:line-height="100%"/>
      <style:text-properties fo:hyphenate="true"/>
    </style:style>
    <style:style style:name="P12" style:parent-style-name="Normale" style:family="paragraph">
      <style:paragraph-properties fo:text-align="justify" fo:margin-top="0.0694in" fo:margin-bottom="0.0694in" fo:line-height="100%"/>
      <style:text-properties fo:hyphenate="true"/>
    </style:style>
    <style:style style:name="P13" style:parent-style-name="Normale" style:family="paragraph">
      <style:paragraph-properties fo:text-align="justify" fo:margin-top="0.0694in" fo:margin-bottom="0.0694in" fo:line-height="100%"/>
      <style:text-properties fo:hyphenate="true"/>
    </style:style>
    <style:style style:name="T14" style:parent-style-name="Car.predefinitoparagrafo" style:family="text">
      <style:text-properties fo:font-style="italic" style:font-style-asian="italic" style:font-style-complex="italic"/>
    </style:style>
    <style:style style:name="T15" style:parent-style-name="Car.predefinitoparagrafo" style:family="text">
      <style:text-properties fo:font-style="italic" style:font-style-asian="italic" style:font-style-complex="italic"/>
    </style:style>
    <style:style style:name="P16" style:parent-style-name="Normale" style:family="paragraph">
      <style:paragraph-properties fo:text-align="justify" fo:margin-top="0.0694in" fo:margin-bottom="0.0694in" fo:line-height="100%"/>
      <style:text-properties fo:hyphenate="true"/>
    </style:style>
    <style:style style:name="T17" style:parent-style-name="Car.predefinitoparagrafo" style:family="text">
      <style:text-properties fo:font-style="italic" style:font-style-asian="italic" style:font-style-complex="italic"/>
    </style:style>
    <style:style style:name="P18" style:parent-style-name="Normale" style:family="paragraph">
      <style:paragraph-properties fo:text-align="justify" fo:margin-top="0.0694in" fo:margin-bottom="0.0694in" fo:line-height="100%"/>
      <style:text-properties fo:hyphenate="true"/>
    </style:style>
    <style:style style:name="T19" style:parent-style-name="Car.predefinitoparagrafo" style:family="text">
      <style:text-properties fo:font-style="italic" style:font-style-asian="italic" style:font-style-complex="italic"/>
    </style:style>
    <style:style style:name="T20" style:parent-style-name="Car.predefinitoparagrafo" style:family="text">
      <style:text-properties fo:font-style="italic" style:font-style-asian="italic" style:font-style-complex="italic"/>
    </style:style>
    <style:style style:name="P21" style:parent-style-name="Normale" style:family="paragraph">
      <style:paragraph-properties fo:text-align="justify"/>
      <style:text-properties fo:font-weight="bold" style:font-weight-asian="bold" style:font-weight-complex="bold" fo:font-size="14pt" style:font-size-asian="14pt" style:font-size-complex="14pt"/>
    </style:style>
    <style:style style:name="P22" style:parent-style-name="NormaleWeb" style:family="paragraph">
      <style:paragraph-properties fo:text-align="justify"/>
    </style:style>
    <style:style style:name="T23" style:parent-style-name="Enfasigrassetto" style:family="text">
      <style:text-properties style:font-name="Aptos" fo:font-weight="normal" style:font-weight-asian="normal" style:font-weight-complex="normal"/>
    </style:style>
    <style:style style:name="T24" style:parent-style-name="Car.predefinitoparagrafo" style:family="text">
      <style:text-properties style:font-name="Aptos"/>
    </style:style>
    <style:style style:name="T25" style:parent-style-name="CodiceHTML" style:family="text">
      <style:text-properties style:font-name="Aptos"/>
    </style:style>
    <style:style style:name="T26" style:parent-style-name="Car.predefinitoparagrafo" style:family="text">
      <style:text-properties style:font-name="Aptos"/>
    </style:style>
    <style:style style:name="T27" style:parent-style-name="CodiceHTML" style:family="text">
      <style:text-properties style:font-name="Aptos"/>
    </style:style>
    <style:style style:name="T28" style:parent-style-name="Car.predefinitoparagrafo" style:family="text">
      <style:text-properties style:font-name="Aptos"/>
    </style:style>
    <style:style style:name="T29" style:parent-style-name="CodiceHTML" style:family="text">
      <style:text-properties style:font-name="Aptos"/>
    </style:style>
    <style:style style:name="T30" style:parent-style-name="Car.predefinitoparagrafo" style:family="text">
      <style:text-properties style:font-name="Aptos"/>
    </style:style>
    <style:style style:name="P31" style:parent-style-name="NormaleWeb" style:family="paragraph">
      <style:paragraph-properties fo:text-align="justify"/>
    </style:style>
    <style:style style:name="T32" style:parent-style-name="Enfasigrassetto" style:family="text">
      <style:text-properties style:font-name="Aptos" fo:font-weight="normal" style:font-weight-asian="normal" style:font-weight-complex="normal"/>
    </style:style>
    <style:style style:name="T33" style:parent-style-name="Car.predefinitoparagrafo" style:family="text">
      <style:text-properties style:font-name="Aptos"/>
    </style:style>
    <style:style style:name="P34" style:parent-style-name="NormaleWeb" style:family="paragraph">
      <style:paragraph-properties fo:text-align="justify"/>
    </style:style>
    <style:style style:name="T35" style:parent-style-name="Enfasigrassetto" style:family="text">
      <style:text-properties style:font-name="Aptos" fo:font-weight="normal" style:font-weight-asian="normal" style:font-weight-complex="normal"/>
    </style:style>
    <style:style style:name="T36" style:parent-style-name="Car.predefinitoparagrafo" style:family="text">
      <style:text-properties style:font-name="Aptos" fo:font-weight="bold" style:font-weight-asian="bold" style:font-weight-complex="bold"/>
    </style:style>
    <style:style style:name="T37" style:parent-style-name="Car.predefinitoparagrafo" style:family="text">
      <style:text-properties style:font-name="Aptos"/>
    </style:style>
    <style:style style:name="P38" style:parent-style-name="NormaleWeb" style:family="paragraph">
      <style:paragraph-properties fo:text-align="justify"/>
    </style:style>
    <style:style style:name="T39" style:parent-style-name="Enfasigrassetto" style:family="text">
      <style:text-properties style:font-name="Aptos" fo:font-weight="normal" style:font-weight-asian="normal" style:font-weight-complex="normal"/>
    </style:style>
    <style:style style:name="T40" style:parent-style-name="Car.predefinitoparagrafo" style:family="text">
      <style:text-properties style:font-name="Aptos" fo:font-weight="bold" style:font-weight-asian="bold" style:font-weight-complex="bold"/>
    </style:style>
    <style:style style:name="T41" style:parent-style-name="Car.predefinitoparagrafo" style:family="text">
      <style:text-properties style:font-name="Aptos"/>
    </style:style>
    <style:style style:name="P42" style:parent-style-name="NormaleWeb" style:family="paragraph">
      <style:paragraph-properties fo:text-align="justify"/>
    </style:style>
    <style:style style:name="T43" style:parent-style-name="Enfasigrassetto" style:family="text">
      <style:text-properties style:font-name="Aptos" fo:font-weight="normal" style:font-weight-asian="normal" style:font-weight-complex="normal"/>
    </style:style>
    <style:style style:name="T44" style:parent-style-name="Car.predefinitoparagrafo" style:family="text">
      <style:text-properties style:font-name="Aptos" fo:font-weight="bold" style:font-weight-asian="bold" style:font-weight-complex="bold"/>
    </style:style>
    <style:style style:name="T45" style:parent-style-name="Car.predefinitoparagrafo" style:family="text">
      <style:text-properties style:font-name="Aptos"/>
    </style:style>
    <style:style style:name="P46" style:parent-style-name="Normale" style:family="paragraph">
      <style:paragraph-properties fo:text-align="justify" fo:margin-top="0.0694in" fo:margin-bottom="0.0694in" fo:line-height="100%"/>
      <style:text-properties fo:hyphenate="true"/>
    </style:style>
    <style:style style:name="T47" style:parent-style-name="Car.predefinitoparagrafo" style:family="text">
      <style:text-properties style:font-name-asian="Times New Roman" style:letter-kerning="false" style:language-asian="it" style:country-asian="IT"/>
    </style:style>
    <style:style style:name="T48" style:parent-style-name="Car.predefinitoparagrafo" style:family="text">
      <style:text-properties style:font-name-asian="Times New Roman" style:letter-kerning="false" style:language-asian="it" style:country-asian="IT"/>
    </style:style>
    <style:style style:name="T4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0" style:parent-style-name="Car.predefinitoparagrafo" style:family="text">
      <style:text-properties style:font-name-asian="Times New Roman" style:letter-kerning="false" style:language-asian="it" style:country-asian="IT"/>
    </style:style>
    <style:style style:name="T51"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2" style:parent-style-name="Car.predefinitoparagrafo" style:family="text">
      <style:text-properties style:font-name-asian="Times New Roman" style:letter-kerning="false" style:language-asian="it" style:country-asian="IT"/>
    </style:style>
    <style:style style:name="T53"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4" style:parent-style-name="Car.predefinitoparagrafo" style:family="text">
      <style:text-properties style:font-name-asian="Times New Roman" style:letter-kerning="false" style:language-asian="it" style:country-asian="IT"/>
    </style:style>
    <style:style style:name="T55"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56" style:parent-style-name="Car.predefinitoparagrafo" style:family="text">
      <style:text-properties style:font-name-asian="Times New Roman" style:letter-kerning="false" style:language-asian="it" style:country-asian="IT"/>
    </style:style>
    <style:style style:name="P57" style:parent-style-name="Normale" style:family="paragraph">
      <style:paragraph-properties fo:text-align="justify" fo:margin-top="0.0694in" fo:margin-bottom="0.0694in" fo:line-height="100%"/>
      <style:text-properties fo:hyphenate="true"/>
    </style:style>
    <style:style style:name="T58" style:parent-style-name="Car.predefinitoparagrafo" style:family="text">
      <style:text-properties style:font-name-asian="Times New Roman" style:letter-kerning="false" style:language-asian="it" style:country-asian="IT"/>
    </style:style>
    <style:style style:name="T59" style:parent-style-name="Car.predefinitoparagrafo" style:family="text">
      <style:text-properties style:font-name-asian="Times New Roman" style:font-name-complex="Courier New" style:letter-kerning="false" fo:font-size="10pt" style:font-size-asian="10pt" style:font-size-complex="10pt" style:language-asian="it" style:country-asian="IT"/>
    </style:style>
    <style:style style:name="T60" style:parent-style-name="Car.predefinitoparagrafo" style:family="text">
      <style:text-properties style:font-name-asian="Times New Roman" style:letter-kerning="false" style:language-asian="it" style:country-asian="IT"/>
    </style:style>
    <style:style style:name="T61" style:parent-style-name="Car.predefinitoparagrafo" style:family="text">
      <style:text-properties style:font-name-asian="Times New Roman" style:letter-kerning="false" style:language-asian="it" style:country-asian="IT"/>
    </style:style>
    <style:style style:name="P62" style:parent-style-name="Normale" style:family="paragraph">
      <style:paragraph-properties fo:text-align="justify" fo:margin-top="0.0694in" fo:margin-bottom="0.0694in" fo:line-height="100%"/>
      <style:text-properties fo:font-weight="bold" style:font-weight-asian="bold" style:font-weight-complex="bold" fo:font-size="14pt" style:font-size-asian="14pt" style:font-size-complex="14pt" fo:hyphenate="true"/>
    </style:style>
    <style:style style:name="P63" style:parent-style-name="Normale" style:family="paragraph">
      <style:paragraph-properties fo:text-align="justify" fo:margin-top="0.0694in" fo:margin-bottom="0.0694in" fo:line-height="100%"/>
      <style:text-properties fo:hyphenate="true"/>
    </style:style>
    <style:style style:name="P64" style:parent-style-name="Normale" style:family="paragraph">
      <style:paragraph-properties fo:margin-top="0.0694in" fo:margin-bottom="0.0694in" fo:line-height="100%"/>
      <style:text-properties style:font-name-asian="Times New Roman" style:letter-kerning="false" style:language-asian="it" style:country-asian="IT" fo:hyphenate="true"/>
    </style:style>
  </office:automatic-styles>
  <office:body>
    <office:text text:use-soft-page-breaks="true">
      <text:p text:style-name="P1">Progetto di Applicazioni Web e mobile Unicam.</text:p>
      <text:p text:style-name="P2">Di Leonardo Serena, Ventura Sara.</text:p>
      <text:p text:style-name="P3">Relazione sull’Applicazione Giftify</text:p>
      <text:p text:style-name="P4">Giftify è un’applicazione progettata per gestire in maniera semplice lo scambio di regali anonimi tra i membri di una<text:s/>community. Il concetto alla base dell’applicazione è quello di renderne più fluida l’organizzazione i, integrando un sistema di sorteggio, la creazione di liste dei desideri, <text:s/>un sistema di autenticazione sicuro e un’interfaccia utente moderna. Questa piattaforma si adatta a diversi contesti sociali, come gruppi di amici, colleghi di lavoro o famiglie, ed è pensata per offrire un’esperienza intuitiva e divertente.</text:p>
      <text:p text:style-name="P5"><text:span text:style-name="T6">Funzionalità Principali</text:span></text:p>
      <text:p text:style-name="P7">Gli utenti hanno la possibilità di creare comunità virtuali personalizzate o di unirsi a quelle esistenti mediante l’utilizzo di un codice univoco, all’interno di ogni comunità, i membri possono redigere una lista dei regali che desiderano ricevere (wishlist) e consultare quelle degli altri partecipanti.</text:p>
      <text:p text:style-name="P8">Le comunità sono gestite da un amministratore, ovvero il creatore della comunità, il quale dispone di strumenti avanzati per monitorare e controllare le attività del gruppo, l’amministratore può, <text:s/>a sua discrezione, rimuovere membri dalla comunità o chiudere il gruppo una volta raggiunto il numero di partecipanti desiderato, alla chiusura, il sistema procederà automaticamente con un sorteggio per assegnare a ciascun membro un altro partecipante a cui fare il regalo.</text:p>
      <text:p text:style-name="P9">Ogni comunità ha una scadenza prestabilita che coincide con la data di scambio dei regali.</text:p>
      <text:p text:style-name="P10">Sistema di autenticazione<text:s/></text:p>
      <text:p text:style-name="P11">Il sistema di autenticazione implementato si basa su Spring Security e utilizza i token JWT per garantire un accesso sicuro.</text:p>
      <text:p text:style-name="P12">Quando un utente si registra attraverso l'endpoint,<text:s/>i suoi dati vengono memorizzati nel database con una password codificata tramite BCrypt,<text:s/>viene generato un token JWT che include le informazioni necessarie per identificare l'utente e le sue autorizzazioni<text:s/>(token di accesso ) e untoken di refresh da utilizzare per rinnovare il token di accesso prima della scadenza.</text:p>
      <text:p text:style-name="P13">Ogni richiesta successiva dell'utente contiene questo token nell'intestazione Authorization. Un filtro personalizzato,<text:s/><text:span text:style-name="T14">AuthFilter</text:span>, intercetta la richiesta, valida il token tramite il servizio<text:s/><text:span text:style-name="T15">JwtService,</text:span><text:s/>e autentica l'utente, registrandolo nel contesto di sicurezza di Spring.<text:s/></text:p>
      <text:p text:style-name="P16">Questo meccanismo consente di proteggere risorse sensibili, limitandone l'accesso solo agli utenti autenticatiIl logout avviene tramite l'endpoint /auth/logout. Il token utilizzato viene revocato e salvato in un repository dedicato,<text:s/><text:span text:style-name="T17">RevokedTokenRepository.</text:span></text:p>
      <text:p text:style-name="P18">La configurazione di sicurezza, definita nella classe<text:s/><text:span text:style-name="T19">SecurityConfig</text:span>, stabilisce che gli endpoint di registrazione e login siano pubblici, mentre tutte le altre richieste richiedano autenticazione. Le politiche CORS consentono l'accesso da fonti specifiche, mentre la Content Security Policy protegge contro attacchi come XSS. La gestione del logout è affidata a<text:s/><text:span text:style-name="T20">LogoutHandlerImpl</text:span>, che aggiorna lo stato del token nel database.</text:p>
      <text:p text:style-name="P21">Tecnologie utilizzate -Backend</text:p>
      <text:p text:style-name="P22"><text:span text:style-name="T23">Spring Boot</text:span><text:span text:style-name="T24">: Framework principale per lo sviluppo dell'applicazione, che gestisce la configurazione e l'automazione del ciclo di vita dei componenti tramite annotazioni come<text:s/></text:span><text:span text:style-name="T25">@Service</text:span><text:span text:style-name="T26">,<text:s/></text:span><text:span text:style-name="T27">@Component</text:span><text:span text:style-name="T28">, e<text:s/></text:span><text:span text:style-name="T29">@Autowired</text:span><text:span text:style-name="T30">.</text:span></text:p>
      <text:p text:style-name="P31"><text:span text:style-name="T32">Spring Security</text:span><text:span text:style-name="T33">: Utilizzato per gestire l'autenticazione e l'autorizzazione degli utenti, supportando il controllo dell'accesso a livello di API e risorse.</text:span></text:p>
      <text:p text:style-name="P34"><text:span text:style-name="T35">JWT (JSON Web Tokens)</text:span><text:span text:style-name="T36">:</text:span><text:span text:style-name="T37"><text:s/>Metodo di autenticazione stateless che consente la gestione sicura delle sessioni utente. I JWT vengono utilizzati per autenticare gli utenti senza la necessità di mantenere uno stato di sessione sul server.</text:span></text:p>
      <text:p text:style-name="P38"><text:span text:style-name="T39">H2 Database</text:span><text:span text:style-name="T40">:</text:span><text:span text:style-name="T41"><text:s/>Utilizzato come database in memoria per lo sviluppo e i test, memorizzando le informazioni relative agli utenti, alle community e ai token.</text:span></text:p>
      <text:p text:style-name="P42"><text:span text:style-name="T43">JPA (Java Persistence API)</text:span><text:span text:style-name="T44">:</text:span><text:span text:style-name="T45"><text:s/>Utilizzato per gestire la persistenza dei dati, consentendo di interagire con il database tramite entità e repository.</text:span></text:p>
      <text:p text:style-name="P46"><text:span text:style-name="T47">Lombok: Lombok è utilizzato per ridurre la<text:s/></text:span><text:span text:style-name="T48">ripetitività del codice, generando automaticamente metodi getter, setter, costruttori, e altre funzionalità comuni tramite annotazioni come<text:s/></text:span><text:span text:style-name="T49">@Getter</text:span><text:span text:style-name="T50">,<text:s/></text:span><text:span text:style-name="T51">@Setter</text:span><text:span text:style-name="T52">,<text:s/></text:span><text:span text:style-name="T53">@AllArgsConstructor</text:span><text:span text:style-name="T54">, e<text:s/></text:span><text:span text:style-name="T55">@NoArgsConstructor</text:span><text:span text:style-name="T56">.</text:span></text:p>
      <text:p text:style-name="P57"><text:span text:style-name="T58">Scheduled Tasks: Le annotazioni<text:s/></text:span><text:span text:style-name="T59">@Scheduled</text:span><text:span text:style-name="T60"><text:s/></text:span><text:span text:style-name="T61">vengono utilizzate per eseguire periodicamente delle operazioni, come il controllo della scadenza delle community o la rimozione di community scadute. Questi task pianificati sono gestiti dal framework di Spring.</text:span></text:p>
      <text:p text:style-name="P62">Tecnologie utilizzate-Frontend</text:p>
      <text:p text:style-name="P63">Il forntend utilizza Angular</text:p>
      <text:p text:style-name="P64"/>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276E8B"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276E8B"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276E8B"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276E8B"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276E8B"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276E8B"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276E8B"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276E8B"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276E8B"/>
    </style:style>
    <style:style style:name="Titolo5Carattere" style:display-name="Titolo 5 Carattere" style:family="text" style:parent-style-name="Car.predefinitoparagrafo">
      <style:text-properties style:font-name-asian="Times New Roman" style:font-name-complex="Times New Roman" fo:color="#276E8B"/>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276E8B"/>
    </style:style>
    <style:style style:name="Citazioneintensa" style:display-name="Citazione intensa" style:family="paragraph" style:parent-style-name="Normale" style:next-style-name="Normale">
      <style:paragraph-properties fo:border-top="0.0069in solid #276E8B" fo:border-left="none" fo:border-bottom="0.0069in solid #276E8B"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76E8B" fo:hyphenate="false"/>
    </style:style>
    <style:style style:name="CitazioneintensaCarattere" style:display-name="Citazione intensa Carattere" style:family="text" style:parent-style-name="Car.predefinitoparagrafo">
      <style:text-properties fo:font-style="italic" style:font-style-asian="italic" style:font-style-complex="italic" fo:color="#276E8B"/>
    </style:style>
    <style:style style:name="Riferimentointenso" style:display-name="Riferimento intenso" style:family="text" style:parent-style-name="Car.predefinitoparagrafo">
      <style:text-properties fo:font-weight="bold" style:font-weight-asian="bold" style:font-weight-complex="bold" fo:font-variant="small-caps" fo:color="#276E8B"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letter-kerning="false" style:language-asian="it" style:country-asian="IT" fo:hyphenate="true"/>
    </style:style>
    <style:style style:name="Enfasigrassetto" style:display-name="Enfasi (grassetto)" style:family="text" style:parent-style-name="Car.predefinitoparagrafo">
      <style:text-properties fo:font-weight="bold" style:font-weight-asian="bold" style:font-weight-complex="bold"/>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office:automatic-styles>
  <office:master-styles>
    <style:master-page style:name="MP0" style:page-layout-name="PL0">
      <style:header>
        <text:p text:style-name="Intestazione"/>
      </style:header>
      <style:footer>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I LEONARDO SERENA</meta:initial-creator>
    <dc:creator>DI LEONARDO SERENA</dc:creator>
    <meta:creation-date>2024-11-30T09:04:00Z</meta:creation-date>
    <dc:date>2025-01-14T16:27:00Z</dc:date>
    <meta:template xlink:href="Normal" xlink:type="simple"/>
    <meta:editing-cycles>16</meta:editing-cycles>
    <meta:editing-duration>PT138960S</meta:editing-duration>
    <meta:document-statistic meta:page-count="1" meta:paragraph-count="9" meta:word-count="674" meta:character-count="4509" meta:row-count="32" meta:non-whitespace-character-count="3844"/>
  </office:meta>
</office:document-meta>
</file>